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7.622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95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1.346cm" fo:break-before="auto" style:use-optimal-row-height="true"/>
    </style:style>
    <style:style style:name="ro6" style:family="table-row">
      <style:table-row-properties style:row-height="2.32cm" fo:break-before="auto" style:use-optimal-row-height="true"/>
    </style:style>
    <style:style style:name="ro7" style:family="table-row">
      <style:table-row-properties style:row-height="1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none" fo:border-top="none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dotted #808080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3" style:family="table-cell" style:parent-style-name="Default">
      <style:table-cell-properties fo:border-bottom="0.74pt dotted #808080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5" style:family="table-cell" style:parent-style-name="Default">
      <style:text-properties style:font-name="Liberation Sans Narrow" fo:font-size="10pt" style:font-size-asian="10pt" style:font-size-complex="10pt"/>
    </style:style>
    <style:style style:name="ce6" style:family="table-cell" style:parent-style-name="Default">
      <style:table-cell-properties fo:border-bottom="0.74pt dotted #808080" fo:wrap-option="wrap" fo:border-left="none" fo:border-right="none" fo:border-top="0.74pt dotted #808080" style:vertical-align="middle"/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</style:style>
    <style:style style:name="ce8" style:family="table-cell" style:parent-style-name="Default">
      <style:table-cell-properties fo:border-bottom="0.74pt dotted #808080" fo:wrap-option="wrap" fo:border-left="none" fo:border-right="none" fo:border-top="0.74pt dotted #808080"/>
      <style:text-properties style:font-name="Liberation Sans Narrow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font-name="Liberation Sans Narrow"/>
    </style:style>
    <style:style style:name="ce10" style:family="table-cell" style:parent-style-name="Default">
      <style:table-cell-properties fo:border-bottom="0.74pt dotted #808080" fo:wrap-option="wrap" fo:border-left="none" fo:border-right="none" fo:border-top="0.74pt dotted #808080" style:vertical-align="top"/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ce12" style:family="table-cell" style:parent-style-name="Default">
      <style:text-properties style:font-name="Liberation Sans Narrow" fo:font-size="10pt" style:font-size-asian="10pt" style:font-size-complex="10pt"/>
      <style:map style:condition="cell-content()=&quot;OK&quot;" style:apply-style-name="Good" style:base-cell-address="Commands.D2"/>
      <style:map style:condition="cell-content()=&quot;Not completed&quot;" style:apply-style-name="Neutral" style:base-cell-address="Commands.D2"/>
      <style:map style:condition="cell-content()=&quot;Not working&quot;" style:apply-style-name="Bad" style:base-cell-address="Commands.D2"/>
    </style:style>
    <style:style style:name="T1" style:family="text">
      <style:text-properties style:use-window-font-color="true" style:font-name-asian=".AppleSystemUIFontMonospaced-Regular" style:font-name-complex=".AppleSystemUIFontMonospaced-Regular" style:font-size-asian="9pt" style:font-size-complex="9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-asian=".AppleSystemUIFontMonospaced-Regular" style:font-name-complex=".AppleSystemUIFontMonospaced-Regular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yntax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+++</text:p>
          </table:table-cell>
          <table:table-cell table:style-name="ce6" office:value-type="string" calcext:value-type="string">
            <text:p>Escape to online command mode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A/</text:p>
          </table:table-cell>
          <table:table-cell table:style-name="ce6" office:value-type="string" calcext:value-type="string">
            <text:p>Repeat last command (not preceded by AT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TA</text:p>
          </table:table-cell>
          <table:table-cell table:style-name="ce6" office:value-type="string" calcext:value-type="string">
            <text:p>Answer manually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ATAn</text:p>
          </table:table-cell>
          <table:table-cell table:style-name="ce7" office:value-type="string" calcext:value-type="string">
            <text:p>Causes the modem to create a server listening on port n.  When a connection is received, the terminal will generate 1 or more RINGs according to the ATS0 register, followed by a normal CONNECT respose. At this point, all other commands related to connections may be used normally, unless ATS41 is &gt; 0, in which case incoming connections are automatically sent to Stream mode as per ATD or ATA. Listeners are listed along with other connections using ATC0.</text:p>
            <text:p/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Pn</text:p>
          </table:table-cell>
          <table:table-cell table:style-name="ce3" office:value-type="string" calcext:value-type="string">
            <text:p>ATAPn</text:p>
          </table:table-cell>
          <table:table-cell table:style-name="ce7" office:value-type="string" calcext:value-type="string">
            <text:p>Adding a P modifier causes all incoming connection input to be translated to PETSCII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ATn</text:p>
          </table:table-cell>
          <table:table-cell table:style-name="ce3" office:value-type="string" calcext:value-type="string">
            <text:p>ATATn</text:p>
          </table:table-cell>
          <table:table-cell table:style-name="ce7" office:value-type="string" calcext:value-type="string">
            <text:p>Adding a T modifier causes connection streaming input to be translated per TELNET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En</text:p>
          </table:table-cell>
          <table:table-cell table:style-name="ce3" office:value-type="string" calcext:value-type="string">
            <text:p>ATAEn</text:p>
          </table:table-cell>
          <table:table-cell table:style-name="ce7" office:value-type="string" calcext:value-type="string">
            <text:p>Adding a E modifier causes connection terminal echo to be enabled 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AXn</text:p>
          </table:table-cell>
          <table:table-cell table:style-name="ce3" office:value-type="string" calcext:value-type="string">
            <text:p>ATAXn</text:p>
          </table:table-cell>
          <table:table-cell table:style-name="ce7" office:value-type="string" calcext:value-type="string">
            <text:p>Adding a X modifier causes connection XON/XOFF flow control to be enabled <text:s/>when the changed to Stream mod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n</text:p>
          </table:table-cell>
          <table:table-cell table:style-name="ce3" office:value-type="string" calcext:value-type="string">
            <text:p>ATBn</text:p>
          </table:table-cell>
          <table:table-cell table:style-name="ce7" office:value-type="string" calcext:value-type="string">
            <text:p>Set baud rate to n. It take effect immediately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TB”n,xZy”</text:p>
          </table:table-cell>
          <table:table-cell table:style-name="ce7" office:value-type="string" calcext:value-type="string">
            <text:p>Sets baud rate to n and bits x, parity (E,O,M, or N) for Y, and stop bits z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</text:p>
          </table:table-cell>
          <table:table-cell table:style-name="ce7" office:value-type="string" calcext:value-type="string">
            <text:p>Shows information about the current network connection in the following format "[CONNECTION STATE] [CONNECTION ID] [CONNECTED TO HOST]:[CONNECTED TO PORT]"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TC”[HOST]:[PORT]”</text:p>
          </table:table-cell>
          <table:table-cell table:style-name="ce7" office:value-type="string" calcext:value-type="string">
            <text:p>Creates a new connection to the given host and port, assigning a new id if the connection is successful, and making this connection the new Current connection. <text:s/>The quotes and colon are requir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ATC0</text:p>
          </table:table-cell>
          <table:table-cell table:style-name="ce7" office:value-type="string" calcext:value-type="string">
            <text:p>Lists information about all of the network connections in the following format "[CONNECTION STATE] [CONNECTION ID] [CONNECTED TO HOST]:[CONNECTED TO PORT]", including any Server (ATA) listeners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ATCn</text:p>
          </table:table-cell>
          <table:table-cell table:style-name="ce8" office:value-type="string" calcext:value-type="string">
            <text:p>Where n &gt; 0, this changes the Current connection to the one with the given ID. <text:s/>If no connection exists with the given id, ERROR is returned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P</text:p>
          </table:table-cell>
          <table:table-cell table:style-name="ce3" office:value-type="string" calcext:value-type="string">
            <text:p>ATCP”[HOST]:[PORT]”</text:p>
          </table:table-cell>
          <table:table-cell table:style-name="ce8" office:value-type="string" calcext:value-type="string">
            <text:p>Adding a P modifier causes all connection input to be translated to PETSCII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TCT”[HOST]:[PORT]”</text:p>
          </table:table-cell>
          <table:table-cell table:style-name="ce8" office:value-type="string" calcext:value-type="string">
            <text:p>Adding a T modifier causes streaming input to be translated per TELNET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ATCE”[HOST]:[PORT]”</text:p>
          </table:table-cell>
          <table:table-cell table:style-name="ce8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X</text:p>
          </table:table-cell>
          <table:table-cell table:style-name="ce3" office:value-type="string" calcext:value-type="string">
            <text:p>ATCX”[HOST]:[PORT]”</text:p>
          </table:table-cell>
          <table:table-cell table:style-name="ce8" office:value-type="string" calcext:value-type="string">
            <text:p>Adding a X modifier causes XON/XOFF flow control to be enabled <text:s/>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</text:p>
          </table:table-cell>
          <table:table-cell table:style-name="ce7" office:value-type="string" calcext:value-type="string">
            <text:p>Start a streaming connection between the current opened connection. <text:s/>Use "+++" to exit back to Command mode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TD"[HOST]:[PORT]"</text:p>
          </table:table-cell>
          <table:table-cell table:style-name="ce7" office:value-type="string" calcext:value-type="string">
            <text:p>This opens a streaming connection between the terminal and the given [HOST] and [PORT]. Use "+++" to disconnect and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ATDP"[HOST]:[PORT]"</text:p>
          </table:table-cell>
          <table:table-cell table:style-name="ce7" office:value-type="string" calcext:value-type="string">
            <text:p>Adding a P modifier causes connection input to be translated to PETSCII during the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T</text:p>
          </table:table-cell>
          <table:table-cell table:style-name="ce3" office:value-type="string" calcext:value-type="string">
            <text:p>ATDT”[HOST]:[PORT]”</text:p>
          </table:table-cell>
          <table:table-cell table:style-name="ce7" office:value-type="string" calcext:value-type="string">
            <text:p>Adding a T modifier causes connection input to be translated to TELNET during the streaming sess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ATDE”[HOST]:[PORT]”</text:p>
          </table:table-cell>
          <table:table-cell table:style-name="ce9" office:value-type="string" calcext:value-type="string">
            <text:p>Adding a E modifier causes terminal echo to be enabled when the changed to Stream mod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DX</text:p>
          </table:table-cell>
          <table:table-cell table:style-name="ce3" office:value-type="string" calcext:value-type="string">
            <text:p>ATDX”[HOST]:[PORT]”</text:p>
          </table:table-cell>
          <table:table-cell table:style-name="ce7" office:value-type="string" calcext:value-type="string">
            <text:p>Adding a X modifier causes XON/XOFF flow control to be enabled that streaming session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Dn</text:p>
          </table:table-cell>
          <table:table-cell table:style-name="ce3" office:value-type="string" calcext:value-type="string">
            <text:p>ATDn</text:p>
          </table:table-cell>
          <table:table-cell table:style-name="ce7" office:value-type="string" calcext:value-type="string">
            <text:p>Where n &gt; 0, this will start a streaming connection between the previously opened connection with an id the same as n. <text:s/>Use "+++" to exit back to Command mode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ATE0</text:p>
          </table:table-cell>
          <table:table-cell table:style-name="ce7" office:value-type="string" calcext:value-type="string">
            <text:p>Turn command echo off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ATE1</text:p>
          </table:table-cell>
          <table:table-cell table:style-name="ce7" office:value-type="string" calcext:value-type="string">
            <text:p>Turn command echo 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0</text:p>
          </table:table-cell>
          <table:table-cell table:style-name="ce3" office:value-type="string" calcext:value-type="string">
            <text:p>ATF0</text:p>
          </table:table-cell>
          <table:table-cell table:style-name="ce7" office:value-type="string" calcext:value-type="string">
            <text:p>Turns on rts/cts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TF1</text:p>
          </table:table-cell>
          <table:table-cell table:style-name="ce7" office:value-type="string" calcext:value-type="string">
            <text:p>Turns on xon/xoff flow control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ATF2</text:p>
          </table:table-cell>
          <table:table-cell table:style-name="ce7" office:value-type="string" calcext:value-type="string">
            <text:p>Turns on xon/xoff flow control, sets XON mode (if necessary), and, in command mode, will immediately go to XOFF when a single connection packet is received. This is very useful when the client wants to ensure it only receives one packet to process. <text:s/>You can think of this as an alternative way to use xon/xoff by having XOFF automatic between packet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ATF3</text:p>
          </table:table-cell>
          <table:table-cell table:style-name="ce7" office:value-type="string" calcext:value-type="string">
            <text:p>Similar to ATF2 except that the default is XOFF, and, in command mode, a XON code from the user will immediately trigger either an empty packet response [ 0 0 0 ], or a real packet if one is available. <text:s/>After this, as in ATF2, XOFF is automatically set.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ATF4</text:p>
          </table:table-cell>
          <table:table-cell table:style-name="ce7" office:value-type="string" calcext:value-type="string">
            <text:p>Turns off flow control for command mode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ATL0</text:p>
          </table:table-cell>
          <table:table-cell table:style-name="ce7" office:value-type="string" calcext:value-type="string">
            <text:p>Set modem speaker volume off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ATL1</text:p>
          </table:table-cell>
          <table:table-cell table:style-name="ce7" office:value-type="string" calcext:value-type="string">
            <text:p>Set modem speaker volume on (low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ATL2</text:p>
          </table:table-cell>
          <table:table-cell table:style-name="ce7" office:value-type="string" calcext:value-type="string">
            <text:p>Set modem speaker volume on (medium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3" office:value-type="string" calcext:value-type="string">
            <text:p>ATL3</text:p>
          </table:table-cell>
          <table:table-cell table:style-name="ce7" office:value-type="string" calcext:value-type="string">
            <text:p>Set modem speaker volume on (high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TH</text:p>
          </table:table-cell>
          <table:table-cell table:style-name="ce7" office:value-type="string" calcext:value-type="string">
            <text:p>Hangs up (disconnects and deletes) all open connections. <text:s/>Does not close Server listener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H0</text:p>
          </table:table-cell>
          <table:table-cell table:style-name="ce3" office:value-type="string" calcext:value-type="string">
            <text:p>ATH0</text:p>
          </table:table-cell>
          <table:table-cell table:style-name="ce8" office:value-type="string" calcext:value-type="string">
            <text:p>Hangs up (disconnects and deletes) the current opened connection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n</text:p>
          </table:table-cell>
          <table:table-cell table:style-name="ce3" office:value-type="string" calcext:value-type="string">
            <text:p>ATHn</text:p>
          </table:table-cell>
          <table:table-cell table:style-name="ce8" office:value-type="string" calcext:value-type="string">
            <text:p>Hangs up (disconnects and deletes) the open connection with the given id. <text:s/>Closing a Server (ATA) listener does not close any connections received from that listen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TI</text:p>
          </table:table-cell>
          <table:table-cell table:style-name="ce7" office:value-type="string" calcext:value-type="string">
            <text:p>Same as I0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0</text:p>
          </table:table-cell>
          <table:table-cell table:style-name="ce3" office:value-type="string" calcext:value-type="string">
            <text:p>ATI0</text:p>
          </table:table-cell>
          <table:table-cell table:style-name="ce7" office:value-type="string" calcext:value-type="string">
            <text:p>Display init messag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1</text:p>
          </table:table-cell>
          <table:table-cell table:style-name="ce3" office:value-type="string" calcext:value-type="string">
            <text:p>ATI1</text:p>
          </table:table-cell>
          <table:table-cell table:style-name="ce7" office:value-type="string" calcext:value-type="string">
            <text:p>Show the modem’s common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2</text:p>
          </table:table-cell>
          <table:table-cell table:style-name="ce3" office:value-type="string" calcext:value-type="string">
            <text:p>ATI2</text:p>
          </table:table-cell>
          <table:table-cell table:style-name="ce7" office:value-type="string" calcext:value-type="string">
            <text:p>Show the modem’s IP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3</text:p>
          </table:table-cell>
          <table:table-cell table:style-name="ce3" office:value-type="string" calcext:value-type="string">
            <text:p>ATI3</text:p>
          </table:table-cell>
          <table:table-cell table:style-name="ce7" office:value-type="string" calcext:value-type="string">
            <text:p>Show the modem’s wireless router connec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4</text:p>
          </table:table-cell>
          <table:table-cell table:style-name="ce3" office:value-type="string" calcext:value-type="string">
            <text:p>ATI4</text:p>
          </table:table-cell>
          <table:table-cell table:style-name="ce7" office:value-type="string" calcext:value-type="string">
            <text:p>Show the modem’s firmware vers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5</text:p>
          </table:table-cell>
          <table:table-cell table:style-name="ce3" office:value-type="string" calcext:value-type="string">
            <text:p>ATI5</text:p>
          </table:table-cell>
          <table:table-cell table:style-name="ce7" office:value-type="string" calcext:value-type="string">
            <text:p>Show the modem’s full settings and S status register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6</text:p>
          </table:table-cell>
          <table:table-cell table:style-name="ce3" office:value-type="string" calcext:value-type="string">
            <text:p>ATI6</text:p>
          </table:table-cell>
          <table:table-cell table:style-name="ce7" office:value-type="string" calcext:value-type="string">
            <text:p>Show the modem’s MAC address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7</text:p>
          </table:table-cell>
          <table:table-cell table:style-name="ce3" office:value-type="string" calcext:value-type="string">
            <text:p>ATI7</text:p>
          </table:table-cell>
          <table:table-cell table:style-name="ce7" office:value-type="string" calcext:value-type="string">
            <text:p>Show the modem’s current date and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8</text:p>
          </table:table-cell>
          <table:table-cell table:style-name="ce3" office:value-type="string" calcext:value-type="string">
            <text:p>ATI8</text:p>
          </table:table-cell>
          <table:table-cell table:style-name="ce7" office:value-type="string" calcext:value-type="string">
            <text:p>Show the modem’s firmware compile tim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9</text:p>
          </table:table-cell>
          <table:table-cell table:style-name="ce3" office:value-type="string" calcext:value-type="string">
            <text:p>ATI9</text:p>
          </table:table-cell>
          <table:table-cell table:style-name="ce7" office:value-type="string" calcext:value-type="string">
            <text:p>As I3 plus any static settings in the same order of ATW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0</text:p>
          </table:table-cell>
          <table:table-cell table:style-name="ce3" office:value-type="string" calcext:value-type="string">
            <text:p>ATN0</text:p>
          </table:table-cell>
          <table:table-cell table:style-name="ce7" office:value-type="string" calcext:value-type="string">
            <text:p>Shuts down all listeners, leaving client connections ope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n</text:p>
          </table:table-cell>
          <table:table-cell table:style-name="ce3" office:value-type="string" calcext:value-type="string">
            <text:p>ATNn</text:p>
          </table:table-cell>
          <table:table-cell table:style-name="ce7" office:value-type="string" calcext:value-type="string">
            <text:p>if n &gt; 0 then same as ATAn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TO</text:p>
          </table:table-cell>
          <table:table-cell table:style-name="ce7" office:value-type="string" calcext:value-type="string">
            <text:p>Return to online mode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</text:p>
          </table:table-cell>
          <table:table-cell table:style-name="ce8" office:value-type="string" calcext:value-type="string">
            <text:p>Lists all existing phonebook entries, with the format phone number followed by ATD modifiers, followed by the host and port. <text:s/>Add ? to also get notes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”<text:span text:style-name="T1">[NUMBER]=[HOSTNAME]:[PORT],[NOTES]”</text:span></text:p>
          </table:table-cell>
          <table:table-cell table:style-name="ce8" office:value-type="string" calcext:value-type="string">
            <text:p>Adds or Modifies an entry to the phonebook with the given 7 digit number, host, port, and notes. Use ATDnnnnn.. to connect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TP"[NUMBER]=DELETE"</text:p>
          </table:table-cell>
          <table:table-cell table:style-name="ce8" office:value-type="string" calcext:value-type="string">
            <text:p>Removes the phonebook entry with the given number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P</text:p>
          </table:table-cell>
          <table:table-cell table:style-name="ce3" office:value-type="string" calcext:value-type="string">
            <text:p>ATPP”<text:span text:style-name="T1">[NUMBER]=[HOSTNAME]:[PORT],[NOTES]”</text:span></text:p>
          </table:table-cell>
          <table:table-cell table:style-name="ce8" office:value-type="string" calcext:value-type="string">
            <text:p>Adding a P modifier causes connection input to be translated to PETSCII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<text:span text:style-name="T2">ATPT”</text:span><text:span text:style-name="T3">[NUMBER]=[HOSTNAME]:[PORT],[NOTES]”</text:span></text:p>
          </table:table-cell>
          <table:table-cell table:style-name="ce8" office:value-type="string" calcext:value-type="string">
            <text:p>Adding a T modifier causes connection input to be translated per TELNET <text:s/>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E</text:p>
          </table:table-cell>
          <table:table-cell table:style-name="ce3" office:value-type="string" calcext:value-type="string">
            <text:p>ATPE"[NUMBER]=[HOSTNAME]:[PORT],[NOTES]"</text:p>
          </table:table-cell>
          <table:table-cell table:style-name="ce8" office:value-type="string" calcext:value-type="string">
            <text:p>Adding a E modifier causes terminal echo to be enabled when connected to that entry. 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PX</text:p>
          </table:table-cell>
          <table:table-cell table:style-name="ce3" office:value-type="string" calcext:value-type="string">
            <text:p>ATPX"[NUMBER]=[HOSTNAME]:[PORT],[NOTES]"</text:p>
          </table:table-cell>
          <table:table-cell table:style-name="ce8" office:value-type="string" calcext:value-type="string">
            <text:p>Adding a X modifier causes XON/XOFF flow control to be enabled when connected to that entry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0</text:p>
          </table:table-cell>
          <table:table-cell table:style-name="ce3" office:value-type="string" calcext:value-type="string">
            <text:p>ATQ0</text:p>
          </table:table-cell>
          <table:table-cell table:style-name="ce7" office:value-type="string" calcext:value-type="string">
            <text:p>Turns off quiet mode (Sends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ATQ1</text:p>
          </table:table-cell>
          <table:table-cell table:style-name="ce7" office:value-type="string" calcext:value-type="string">
            <text:p>Turns on quiet mode (Stops sending response codes)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0</text:p>
          </table:table-cell>
          <table:table-cell table:style-name="ce3" office:value-type="string" calcext:value-type="string">
            <text:p>ATR0</text:p>
          </table:table-cell>
          <table:table-cell table:style-name="ce7" office:value-type="string" calcext:value-type="string">
            <text:p>Suppresses linefeed (\n $0a) in end of lines. <text:s/>Will only send carriage return (\r $0d)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ATR1</text:p>
          </table:table-cell>
          <table:table-cell table:style-name="ce7" office:value-type="string" calcext:value-type="string">
            <text:p>Sends \r\n ($0d0a) as end of line string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ATR2</text:p>
          </table:table-cell>
          <table:table-cell table:style-name="ce7" office:value-type="string" calcext:value-type="string">
            <text:p>Sends \n\r ($0a0d) as end of line string. 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ATR3</text:p>
          </table:table-cell>
          <table:table-cell table:style-name="ce7" office:value-type="string" calcext:value-type="string">
            <text:p>Suppresses carriage return (\r $0d) in end of lines. <text:s/>Will only send linefeed (\n $0a).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0</text:p>
          </table:table-cell>
          <table:table-cell table:style-name="ce3" office:value-type="string" calcext:value-type="string">
            <text:p>ATS0=n</text:p>
          </table:table-cell>
          <table:table-cell table:style-name="ce8" office:value-type="string" calcext:value-type="string">
            <text:p>Changes the number of RING messages received before a CONNECT response is sent, on incoming Server listeners.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ATS1=n</text:p>
          </table:table-cell>
          <table:table-cell table:style-name="ce8" office:value-type="string" calcext:value-type="string">
            <text:p>Unimplemented, always returns OK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ATS2=n</text:p>
          </table:table-cell>
          <table:table-cell table:style-name="ce8" office:value-type="string" calcext:value-type="string">
            <text:p>Change the escape character (n = 0-255), Defaults to ASCII decimal 43 ("+") 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ATS3=n</text:p>
          </table:table-cell>
          <table:table-cell table:style-name="ce8" office:value-type="string" calcext:value-type="string">
            <text:p>Change the Carriage Return Character <text:s text:c="2"/>(n = 0-127), Defaults to ASCII decimal 13 (Carriage Return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4</text:p>
          </table:table-cell>
          <table:table-cell table:style-name="ce3" office:value-type="string" calcext:value-type="string">
            <text:p>ATS4=n</text:p>
          </table:table-cell>
          <table:table-cell table:style-name="ce8" office:value-type="string" calcext:value-type="string">
            <text:p>Change the Line Feed Character (0-127), Defaults ASCII decimal 10 (Line Feed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5</text:p>
          </table:table-cell>
          <table:table-cell table:style-name="ce3" office:value-type="string" calcext:value-type="string">
            <text:p>ATS5=n</text:p>
          </table:table-cell>
          <table:table-cell table:style-name="ce8" office:value-type="string" calcext:value-type="string">
            <text:p>Change the Backspace Character (0-32), ASCII decimal 8 (Backspace)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0</text:p>
          </table:table-cell>
          <table:table-cell table:style-name="ce3" office:value-type="string" calcext:value-type="string">
            <text:p>ATV0</text:p>
          </table:table-cell>
          <table:table-cell table:style-name="ce7" office:value-type="string" calcext:value-type="string">
            <text:p>Display result codes in numeric form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ATV1</text:p>
          </table:table-cell>
          <table:table-cell table:style-name="ce7" office:value-type="string" calcext:value-type="string">
            <text:p>Display result codes in verbose form (words)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</text:p>
          </table:table-cell>
          <table:table-cell table:style-name="ce7" office:value-type="string" calcext:value-type="string">
            <text:p>List all wireless network access points scanned within range. The response for each entry is the SSID, following by the RSSI, followed by an * character is the connection is encrypt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"</text:p>
          </table:table-cell>
          <table:table-cell table:style-name="ce7" office:value-type="string" calcext:value-type="string">
            <text:p>Connects to the wireless access point with the given SSID, using the given PASSWOR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ATW"[SSID],[PASSWORD],[1],[2],[3],[4]"</text:p>
          </table:table-cell>
          <table:table-cell table:style-name="ce7" office:value-type="string" calcext:value-type="string">
            <text:p>Connects to the wireless access point with the given SSID, using the given PASSWORD and static [1] address, [2] dns, [3] gateway, [4] subnet mask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Wn</text:p>
          </table:table-cell>
          <table:table-cell table:style-name="ce3" office:value-type="string" calcext:value-type="string">
            <text:p>ATWn</text:p>
          </table:table-cell>
          <table:table-cell table:style-name="ce7" office:value-type="string" calcext:value-type="string">
            <text:p>Where n &gt; 0, this lists up to n wireless network access points scanned within range. he response for each entry is the SSID, following by the RSSI, followed by an * character is the connection is encrypted.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ATX0</text:p>
          </table:table-cell>
          <table:table-cell table:style-name="ce7" office:value-type="string" calcext:value-type="string">
            <text:p>Report basic call progress result codes, i.e., OK, CONNECT, RING, NO CARRIER, (also, for busy, if enabled, and dial tone not detected), NO ANSWER and ERROR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ATX1</text:p>
          </table:table-cell>
          <table:table-cell table:style-name="ce7" office:value-type="string" calcext:value-type="string">
            <text:p>Report basic call progress result codes and the connect rates-OK, CONNECT, RING, NO CARRIER (also, for busy, if enabled, and dial tone not detected), NO ANSWER, CONNECT XXXX and ERROR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ATZ</text:p>
          </table:table-cell>
          <table:table-cell table:style-name="ce7" office:value-type="string" calcext:value-type="string">
            <text:p>Same as Z0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ATZ0</text:p>
          </table:table-cell>
          <table:table-cell table:style-name="ce7" office:value-type="string" calcext:value-type="string">
            <text:p>Reset the modem according to the settings of ATY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ATZ1</text:p>
          </table:table-cell>
          <table:table-cell table:style-name="ce7" office:value-type="string" calcext:value-type="string">
            <text:p>Reset the modem and use &amp;W settings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ATZ2</text:p>
          </table:table-cell>
          <table:table-cell table:style-name="ce7" office:value-type="string" calcext:value-type="string">
            <text:p>Reset the modem and use &amp;W1 settings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ATZ3</text:p>
          </table:table-cell>
          <table:table-cell table:style-name="ce7" office:value-type="string" calcext:value-type="string">
            <text:p>Reset the modem using &amp;F settings and load factory default profile 1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ATZ4</text:p>
          </table:table-cell>
          <table:table-cell table:style-name="ce7" office:value-type="string" calcext:value-type="string">
            <text:p>Reset the modem using &amp;F1 settings and load factory default profile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Z5</text:p>
          </table:table-cell>
          <table:table-cell table:style-name="ce3" office:value-type="string" calcext:value-type="string">
            <text:p>ATZ5</text:p>
          </table:table-cell>
          <table:table-cell table:style-name="ce7" office:value-type="string" calcext:value-type="string">
            <text:p>Reset the modem using &amp;F2 settings and load factory default profile 2</text:p>
          </table:table-cell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L</text:p>
          </table:table-cell>
          <table:table-cell table:style-name="ce3" office:value-type="string" calcext:value-type="string">
            <text:p>AT&amp;L</text:p>
          </table:table-cell>
          <table:table-cell table:style-name="ce7" office:value-type="string" calcext:value-type="string">
            <text:p>Reload the saved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W</text:p>
          </table:table-cell>
          <table:table-cell table:style-name="ce3" office:value-type="string" calcext:value-type="string">
            <text:p>AT&amp;W</text:p>
          </table:table-cell>
          <table:table-cell table:style-name="ce7" office:value-type="string" calcext:value-type="string">
            <text:p>Save the current configuration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amp;F</text:p>
          </table:table-cell>
          <table:table-cell table:style-name="ce3" office:value-type="string" calcext:value-type="string">
            <text:p>AT&amp;F</text:p>
          </table:table-cell>
          <table:table-cell table:style-name="ce8"/>
          <table:table-cell table:style-name="ce10" office:value-type="string" calcext:value-type="string">
            <text:p>Not work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amp;T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Set time zone and show current date and time</text:p>
          </table:table-cell>
          <table:table-cell table:style-name="ce10" office:value-type="string" calcext:value-type="string">
            <text:p>Not comp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+RST</text:p>
          </table:table-cell>
          <table:table-cell office:value-type="string" calcext:value-type="string">
            <text:p>AT+RST</text:p>
          </table:table-cell>
          <table:table-cell office:value-type="string" calcext:value-type="string">
            <text:p>Restart module</text:p>
          </table:table-cell>
          <table:table-cell table:style-name="ce12" office:value-type="string" calcext:value-type="string">
            <text:p>OK</text:p>
          </table:table-cell>
          <table:table-cell table:number-columns-repeated="1019"/>
        </table:table-row>
        <table:table-row table:style-name="ro1" table:number-rows-repeated="3"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104847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Commands.D2:Commands.D96">
            <calcext:condition calcext:apply-style-name="Good" calcext:value="=&quot;OK&quot;" calcext:base-cell-address="Commands.D2"/>
            <calcext:condition calcext:apply-style-name="Neutral" calcext:value="=&quot;Not completed&quot;" calcext:base-cell-address="Commands.D2"/>
            <calcext:condition calcext:apply-style-name="Bad" calcext:value="=&quot;Not working&quot;" calcext:base-cell-address="Commands.D2"/>
          </calcext:conditional-format>
        </calcext:conditional-formats>
      </table:table>
      <table:named-expressions/>
      <table:database-ranges>
        <table:database-range table:name="__Anonymous_Sheet_DB__0" table:target-range-address="Commands.A4:Commands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.AppleSystemUIFontMonospaced-Regular" svg:font-family=".AppleSystemUIFontMonospaced-Regular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6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implementation status</text:p>
      </style:header>
      <style:header-left style:display="false"/>
      <style:footer>
        <style:region-center>
          <text:p>Pagina <text:page-number>1</text:page-number></text:p>
        </style:region-center>
        <style:region-right>
          <text:p><text:date style:data-style-name="N2" text:date-value="2022-02-03">00/00/0000</text:date><text:s/><text:time style:data-style-name="N2" text:time-value="22:10:31.52148657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22:10:31.52264672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co Rossi</meta:initial-creator>
    <meta:creation-date>2022-01-06T15:24:52.679717123</meta:creation-date>
    <dc:date>2022-02-03T22:22:00.964751875</dc:date>
    <dc:creator>Marco Rossi</dc:creator>
    <meta:editing-duration>PT8H21M18S</meta:editing-duration>
    <meta:editing-cycles>11</meta:editing-cycles>
    <meta:generator>LibreOffice/7.1.7.2$MacOSX_X86_64 LibreOffice_project/c6a4e3954236145e2acb0b65f68614365aeee33f</meta:generator>
    <meta:printed-by>Marco Rossi</meta:printed-by>
    <meta:print-date>2022-01-06T23:09:11.790698089</meta:print-date>
    <meta:document-statistic meta:table-count="1" meta:cell-count="371" meta:object-count="0"/>
  </office:meta>
</office:document-meta>
</file>